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5fe8" officeooo:paragraph-rsid="00105fe8"/>
    </style:style>
    <style:style style:name="P2" style:family="paragraph" style:parent-style-name="Standard">
      <style:text-properties officeooo:rsid="001253eb" officeooo:paragraph-rsid="001253e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actical implementations of Strassens’s matrix multiplication algorithm usually switch to the brute force method after matrix sizes become smaller than a crossover point. Run an experiment to determine this crossover point.</text:p>
      <text:p text:style-name="P1"/>
      <text:p text:style-name="P1"/>
      <text:p text:style-name="P2">Both the classical and Strassen's matrix multiplication algorithms have been implemented with multiplication counters, that count the number of multiplications taking place. This has been plotted against the number of elements.</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6T16:58:42.991577405</meta:creation-date>
    <dc:date>2018-02-06T17:06:12.840153039</dc:date>
    <meta:editing-duration>PT5M55S</meta:editing-duration>
    <meta:editing-cycles>2</meta:editing-cycles>
    <meta:generator>LibreOffice/4.2.8.2$Linux_x86 LibreOffice_project/420m0$Build-2</meta:generator>
    <meta:document-statistic meta:table-count="0" meta:image-count="0" meta:object-count="0" meta:page-count="1" meta:paragraph-count="2" meta:word-count="62" meta:character-count="451" meta:non-whitespace-character-count="391"/>
  </office:meta>
</office:document-meta>
</file>